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Helvetica, sans-serif"/>
    <style:font-face style:name="Mangal1" svg:font-family="Mangal"/>
    <style:font-face style:name="OpenSymbol" svg:font-family="OpenSymbol"/>
    <style:font-face style:name="Source Sans Pro" svg:font-family="'Source Sans Pro', Helvetica, sans-serif"/>
    <style:font-face style:name="Times New Roman" svg:font-family="'Times New Roman'"/>
    <style:font-face style:name="Trebuchet MS" svg:font-family="'Trebuchet MS', Trebuchet, Verdana, sans-serif"/>
    <style:font-face style:name="sans-serif" svg:font-family="sans-serif"/>
    <style:font-face style:name="Courier New" svg:font-family="'Courier New'" style:font-adornments="Normal" style:font-family-generic="modern" style:font-pitch="fixed"/>
    <style:font-face style:name="CMR10" svg:font-family="CMR10"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F" svg:font-family="" style:font-family-generic="system" style:font-pitch="variable"/>
    <style:font-face style:name="CMR101" svg:font-family="CMR10"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Verdana" svg:font-family="Verdana" style:font-family-generic="system" style:font-pitch="variable"/>
  </office:font-face-decls>
  <office:automatic-styles>
    <style:style style:name="P1" style:family="paragraph" style:parent-style-name="Standard">
      <style:text-properties style:font-name="CMR10" fo:font-size="10pt" style:font-size-asian="10pt" style:font-name-complex="CMR101" style:font-size-complex="10pt"/>
    </style:style>
    <style:style style:name="P2" style:family="paragraph" style:parent-style-name="Standard">
      <style:paragraph-properties fo:text-align="center" style:justify-single-word="false"/>
    </style:style>
    <style:style style:name="P3" style:family="paragraph" style:parent-style-name="Standard" style:list-style-name="L6">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fo:padding-left="0.141cm" fo:padding-right="0.141cm" fo:padding-top="0.035cm" fo:padding-bottom="0.035cm" fo:border="0.018cm solid #00000a"/>
    </style:style>
    <style:style style:name="P6" style:family="paragraph" style:parent-style-name="Standard">
      <style:paragraph-properties fo:break-before="page"/>
    </style:style>
    <style:style style:name="P7" style:family="paragraph" style:parent-style-name="Standard" style:master-page-name="Standard">
      <style:paragraph-properties style:page-number="auto"/>
      <style:text-properties style:font-name="CMR10" fo:font-size="10pt" style:font-size-asian="10pt" style:font-name-complex="CMR101" style:font-size-complex="10pt"/>
    </style:style>
    <style:style style:name="P8" style:family="paragraph" style:parent-style-name="Heading_20_1">
      <style:paragraph-properties fo:break-before="page"/>
    </style:style>
    <style:style style:name="P9" style:family="paragraph" style:parent-style-name="Contents_20_1">
      <style:paragraph-properties>
        <style:tab-stops>
          <style:tab-stop style:position="16.002cm" style:type="right" style:leader-style="dotted" style:leader-text="."/>
        </style:tab-stops>
      </style:paragraph-properties>
    </style:style>
    <style:style style:name="P10" style:family="paragraph" style:parent-style-name="Heading_20_2" style:list-style-name="WWNum14"/>
    <style:style style:name="P11" style:family="paragraph" style:parent-style-name="Contents_20_Heading">
      <style:paragraph-properties fo:break-before="page"/>
    </style:style>
    <style:style style:name="P12" style:family="paragraph" style:parent-style-name="Header">
      <style:paragraph-properties fo:text-align="center" style:justify-single-word="false"/>
    </style:style>
    <style:style style:name="P13" style:family="paragraph" style:parent-style-name="Header" style:list-style-name="L2">
      <style:paragraph-properties fo:text-align="center" style:justify-single-word="false"/>
    </style:style>
    <style:style style:name="P14" style:family="paragraph" style:parent-style-name="Header">
      <style:paragraph-properties fo:text-align="justify" style:justify-single-word="false"/>
    </style:style>
    <style:style style:name="P15" style:family="paragraph" style:parent-style-name="Header" style:list-style-name="L2">
      <style:paragraph-properties fo:text-align="justify" style:justify-single-word="false"/>
    </style:style>
    <style:style style:name="P16" style:family="paragraph" style:parent-style-name="List_20_Paragraph" style:list-style-name="WWNum5"/>
    <style:style style:name="P17" style:family="paragraph" style:parent-style-name="Contents_20_2">
      <style:paragraph-properties>
        <style:tab-stops>
          <style:tab-stop style:position="16.002cm" style:type="right" style:leader-style="dotted" style:leader-text="."/>
        </style:tab-stops>
      </style:paragraph-properties>
    </style:style>
    <style:style style:name="T1" style:family="text">
      <style:text-properties fo:font-size="20pt" fo:font-weight="bold" style:font-size-asian="20pt" style:font-weight-asian="bold" style:font-name-complex="CMR101" style:font-size-complex="20pt"/>
    </style:style>
    <style:style style:name="T2" style:family="text">
      <style:text-properties fo:font-weight="bold" style:font-weight-asian="bold" style:font-name-complex="Verdana"/>
    </style:style>
    <style:style style:name="T3" style:family="text">
      <style:text-properties fo:font-weight="bold" style:font-weight-asian="bold" style:font-name-complex="Verdana" style:font-weight-complex="bold"/>
    </style:style>
    <style:style style:name="T4" style:family="text">
      <style:text-properties text:display="none"/>
    </style:style>
    <style:style style:name="T5" style:family="text">
      <style:text-properties style:language-asian="fr" style:country-asian="FR" style:font-name-complex="F"/>
    </style:style>
    <style:style style:name="T6" style:family="text">
      <style:text-properties style:font-name-complex="Verdana"/>
    </style:style>
    <style:style style:name="T7" style:family="text">
      <style:text-properties fo:font-variant="normal" fo:text-transform="none" fo:color="#000000" style:font-name="sans-serif" fo:font-size="10.5pt" fo:letter-spacing="normal" fo:font-style="normal" fo:font-weight="normal" style:font-size-asian="10.5pt" style:font-name-complex="Verdana" style:font-size-complex="10.5pt"/>
    </style:style>
    <style:style style:name="T8" style:family="text">
      <style:text-properties fo:font-variant="normal" fo:text-transform="none" fo:color="#000000" style:font-name="Trebuchet MS" fo:font-size="11.25pt" fo:letter-spacing="normal" fo:font-style="normal" fo:font-weight="normal"/>
    </style:style>
    <style:style style:name="T9" style:family="text">
      <style:text-properties fo:font-variant="normal" fo:text-transform="none" fo:color="#000000" fo:letter-spacing="normal"/>
    </style:style>
    <style:style style:name="T10" style:family="text">
      <style:text-properties fo:font-variant="normal" fo:text-transform="none" fo:color="#000000" style:font-name="Calibri1" fo:font-size="11.25pt" fo:letter-spacing="normal" fo:font-style="normal" fo:font-weight="normal"/>
    </style:style>
    <style:style style:name="T11" style:family="text">
      <style:text-properties fo:font-variant="normal" fo:text-transform="none" fo:color="#000000" style:font-name="Calibri1" fo:font-size="12pt" fo:letter-spacing="normal" fo:font-style="normal" fo:font-weight="normal" style:font-name-complex="Verdana"/>
    </style:style>
    <style:style style:name="T12" style:family="text">
      <style:text-properties fo:font-variant="normal" fo:text-transform="none" fo:color="#141412" style:font-name="Calibri1" fo:font-size="12pt" fo:letter-spacing="normal" fo:font-style="normal" fo:font-weight="normal" style:font-weight-asian="bold" style:font-name-complex="Verdana" style:font-weight-complex="bold"/>
    </style:style>
    <style:style style:name="T13" style:family="text">
      <style:text-properties fo:font-variant="normal" fo:text-transform="none" fo:color="#141412" style:font-name="Calibri1" fo:font-size="12pt" fo:letter-spacing="normal" fo:font-style="normal" fo:font-weight="bold" style:font-weight-asian="bold" style:font-name-complex="Verdana" style:font-weight-complex="bold"/>
    </style:style>
    <style:style style:name="T14" style:family="text">
      <style:text-properties fo:font-weight="normal" style:font-weight-asian="normal" style:font-name-complex="Verdana" style:font-weight-complex="normal"/>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font-name="Calibri1" style:font-name-complex="Verdan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9.315cm" fo:text-indent="-0.635cm" fo:margin-left="9.3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9.95cm" fo:text-indent="-0.635cm" fo:margin-left="9.9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85cm" fo:text-indent="-0.635cm" fo:margin-left="10.5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22cm" fo:text-indent="-0.635cm" fo:margin-left="11.2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855cm" fo:text-indent="-0.635cm" fo:margin-left="11.8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49cm" fo:text-indent="-0.635cm" fo:margin-left="12.4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125cm" fo:text-indent="-0.635cm" fo:margin-left="13.1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4.395cm" fo:text-indent="-0.635cm" fo:margin-left="14.3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5.03cm" fo:text-indent="-0.635cm" fo:margin-left="15.03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5"><text:span text:style-name="T1">CAHIER DES CHARGES</text:span></text:p>
      <text:p text:style-name="P1"/>
      <text:p text:style-name="P11"/>
      <text:p text:style-name="Contents_20_Heading"/>
      <text:p text:style-name="Contents_20_Heading"/>
      <text:p text:style-name="Contents_20_Heading">Sommaire</text:p>
      <text:p text:style-name="Contents_20_Heading"/>
      <text:p text:style-name="Contents_20_Heading"/>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text:a xlink:type="simple" xlink:href="#__RefHeading__144_352466571">I. Présentation du projet<text:tab/>3</text:a></text:p>
          <text:p text:style-name="P17"><text:a xlink:type="simple" xlink:href="#__RefHeading__146_352466571">a.Contexte<text:tab/>3</text:a></text:p>
          <text:p text:style-name="P17"><text:a xlink:type="simple" xlink:href="#__RefHeading__148_352466571">b.Objet<text:tab/>3</text:a></text:p>
          <text:p text:style-name="P17"><text:a xlink:type="simple" xlink:href="#__RefHeading__150_352466571">c.Organisation<text:tab/>3</text:a></text:p>
          <text:p text:style-name="P17"><text:a xlink:type="simple" xlink:href="#__RefHeading__152_352466571">d.Environnement<text:tab/>3</text:a></text:p>
          <text:p text:style-name="P9"><text:a xlink:type="simple" xlink:href="#__RefHeading__154_352466571">II. Objectif<text:tab/>4</text:a></text:p>
          <text:p text:style-name="P9"><text:a xlink:type="simple" xlink:href="#__RefHeading__156_352466571">III.Livraisons attendues<text:tab/>5</text:a></text:p>
        </text:index-body>
      </text:table-of-content>
      <text:p text:style-name="Standard"><text:a xlink:type="simple" xlink:href="#_Toc378283556"/></text:p>
      <text:p text:style-name="P1"/>
      <text:h text:style-name="P8" text:outline-level="1"><text:bookmark-start text:name="__RefHeading__144_352466571"/><text:bookmark-start text:name="_Toc378283556"/>I. Présentation du projet<text:bookmark-end text:name="__RefHeading__144_352466571"/><text:bookmark-end text:name="_Toc378283556"/></text:h>
      <text:p text:style-name="Text_20_body"><text:span text:style-name="T15"/></text:p>
      <text:p text:style-name="Text_20_body"><text:span text:style-name="T15">Sujet 4</text:span>: le gardien de parc</text:p>
      <text:p text:style-name="Text_20_body"/>
      <text:list xml:id="list5426708473641004554" text:style-name="WWNum14">
        <text:list-item>
          <text:h text:style-name="P10" text:outline-level="2"><text:bookmark-start text:name="__RefHeading__146_352466571"/><text:bookmark-start text:name="_Toc378283557"/>Contexte<text:bookmark-end text:name="__RefHeading__146_352466571"/><text:bookmark-end text:name="_Toc378283557"/></text:h>
        </text:list-item>
      </text:list>
      <text:p text:style-name="Standard"/>
      <text:p text:style-name="Standard">Dans le cadre de notre formation à l’Université de Cergy Pontoise, les étudiants en Licence informatique deuxième année réalisent des projets personnels afin de valider leur année scolaire. Ce type de réalisation exige donc un certain temps, un investissement personnel et l’usage de toutes les ressources disponibles. Ici, <text:s/>nous allons réaliser notre projet sous la forme d’un jeu vidéo <text:s/>appelé « le gardien de parc».</text:p>
      <text:p text:style-name="Standard"/>
      <text:list xml:id="list33382366" text:continue-numbering="true" text:style-name="WWNum14">
        <text:list-item>
          <text:h text:style-name="P10" text:outline-level="2"><text:bookmark-start text:name="__RefHeading__148_352466571"/><text:bookmark-start text:name="_Toc378283558"/>Objet<text:bookmark-end text:name="__RefHeading__148_352466571"/><text:bookmark-end text:name="_Toc378283558"/></text:h>
        </text:list-item>
      </text:list>
      <text:p text:style-name="Standard"/>
      <text:p text:style-name="Standard"><text:s/>Le but est la réalisation d’une application qui consiste à créer <text:s/>un jeu qui permet de chasser les intrus <text:s/>dans un espace <text:s/>donné et de les éliminer.</text:p>
      <text:p text:style-name="Standard"/>
      <text:list xml:id="list33382714" text:continue-numbering="true" text:style-name="WWNum14">
        <text:list-item>
          <text:h text:style-name="P10" text:outline-level="2"><text:bookmark-start text:name="__RefHeading__150_352466571"/><text:bookmark-start text:name="_Toc378283559"/>Organisation<text:bookmark-end text:name="__RefHeading__150_352466571"/><text:bookmark-end text:name="_Toc378283559"/></text:h>
        </text:list-item>
      </text:list>
      <text:p text:style-name="Standard"/>
      <text:p text:style-name="Header">Notre équipe est composée de trois membres à la charge du projet : Karabouali Makoura</text:p>
      <text:p text:style-name="Header">, Phetramphand Antoine et Tangara Ramatoulaye. </text:p>
      <text:p text:style-name="Header">Pour mieux appréhender le projet nous allons entamer des recherches et approfondir les non acquis <text:s/>et mettre le problème en œuvre techniquement en utilisant le processus et modèle en cascade. <text:span text:style-name="T9"> </text:span><text:span text:style-name="T10">Il</text:span><text:span text:style-name="T8"> </text:span><text:span text:style-name="T10">s'agit du modèle le plus simple des processus logiciels en termes de complexité et de facilité de mise en œuvre</text:span><text:span text:style-name="T8"> </text:span><text:span text:style-name="T10">et</text:span> repose sur les étapes suivantes:</text:p>
      <text:p text:style-name="Header"/>
      <text:list xml:id="list3341294321064288053" text:style-name="L2">
        <text:list-item>
          <text:p text:style-name="P13">analyse</text:p>
          <text:p text:style-name="P15">comprendre le problème , analyser les besoins fonctionnels (contrainte technique) .</text:p>
        </text:list-item>
      </text:list>
      <text:p text:style-name="P14"/>
      <text:list xml:id="list33380759" text:continue-numbering="true" text:style-name="L2">
        <text:list-item>
          <text:p text:style-name="P13">Spécification</text:p>
          <text:p text:style-name="P13">description des besoins du client et traduire les besoins en fonctionnalités </text:p>
          <text:p text:style-name="P13"/>
        </text:list-item>
        <text:list-item>
          <text:p text:style-name="P13">conception</text:p>
          <text:p text:style-name="P13">transformer le problème en solution</text:p>
          <text:p text:style-name="P13"/>
        </text:list-item>
        <text:list-item>
          <text:p text:style-name="P13">programmation</text:p>
          <text:p text:style-name="P13">passer du résultat de la conception à un ensemble de programmes traduit en un langage de programmation ( Écriture des textes des programmes)</text:p>
          <text:p text:style-name="P13"><text:soft-page-break/></text:p>
        </text:list-item>
        <text:list-item>
          <text:p text:style-name="P13">tests</text:p>
          <text:p text:style-name="P13">rechercher des erreurs dans une spécification ou programme.</text:p>
          <text:p text:style-name="P13"/>
        </text:list-item>
      </text:list>
      <text:p text:style-name="P12"/>
      <text:list xml:id="list33402404" text:continue-numbering="true" text:style-name="L2">
        <text:list-header>
          <text:p text:style-name="P13"/>
        </text:list-header>
        <text:list-item>
          <text:p text:style-name="P13">validation </text:p>
          <text:p text:style-name="P13">Le système répond aux exigences du client et s'assure de l’adéquation des résultats de l'analyse et de la spécification</text:p>
          <text:p text:style-name="P13"/>
        </text:list-item>
        <text:list-item>
          <text:p text:style-name="P13">maintenance </text:p>
          <text:p text:style-name="P13">je vois pas ce qu'i faut faire lors de la maintenance(à vous de voir)</text:p>
          <text:p text:style-name="P13"/>
        </text:list-item>
      </text:list>
      <text:p text:style-name="P12"/>
      <text:p text:style-name="P4"/>
      <text:list xml:id="list33398480" text:continue-list="list33382714" text:style-name="WWNum14">
        <text:list-item>
          <text:h text:style-name="P10" text:outline-level="2"><text:bookmark-start text:name="__RefHeading__152_352466571"/><text:bookmark-start text:name="_Toc378283560"/>Environnement<text:bookmark-end text:name="__RefHeading__152_352466571"/><text:bookmark-end text:name="_Toc378283560"/></text:h>
        </text:list-item>
      </text:list>
      <text:p text:style-name="Standard"/>
      <text:p text:style-name="Standard"><text:span text:style-name="T6">Les logiciels que nous utiliserons sont : </text:span></text:p>
      <text:list xml:id="list1013512268656327168" text:style-name="WWNum5">
        <text:list-item>
          <text:p text:style-name="P16"><text:span text:style-name="T2">Éclipse: <text:s/></text:span><text:span text:style-name="T14">un <text:s/>logiciel de développement .S</text:span><text:span text:style-name="T7">on objectif est de produire et fournir des outils pour la réalisation de logiciels, englobant les activités de programmation</text:span><text:span text:style-name="T6"> <text:s text:c="2"/>permettant de réaliser notre projet en utilisant le langage Java.</text:span></text:p>
        </text:list-item>
        <text:list-item>
          <text:p text:style-name="P16"><text:span text:style-name="T2">SVN: </text:span><text:span text:style-name="T11">Subversion est un logiciel de gestion permettant de stocker , partager des fichiers texte informatique ,et dispose d'un mécanisme intelligent de fusion des modifications apportées </text:span><text:span text:style-name="T16">.</text:span><text:span text:style-name="T11">C'est un outil très utilisé pour le développement de logiciels.</text:span><text:span text:style-name="T16"> </text:span></text:p>
        </text:list-item>
        <text:list-item>
          <text:p text:style-name="P16"><text:span text:style-name="T3">Latex</text:span><text:span text:style-name="T6">:</text:span><text:span text:style-name="T16"> </text:span><text:span text:style-name="T12">est un système de production de documents.il ne s’agit pas de composer son texte, mais il s’agit d’utiliser un jeu de commandes décrivant ce que l’on souhaite obtenir.</text:span><text:span text:style-name="T13"> </text:span></text:p>
        </text:list-item>
      </text:list>
      <text:p text:style-name="Standard"/>
      <text:h text:style-name="P8" text:outline-level="1"><text:bookmark-start text:name="__RefHeading__154_352466571"/><text:bookmark-start text:name="_Toc378283561"/>II. Objectif<text:bookmark-end text:name="__RefHeading__154_352466571"/><text:bookmark-end text:name="_Toc378283561"/></text:h>
      <text:p text:style-name="Standard"/>
      <text:p text:style-name="Standard"/>
      <text:p text:style-name="P6"/>
      <text:h text:style-name="Heading_20_1" text:outline-level="1"><text:bookmark-start text:name="__RefHeading__156_352466571"/><text:bookmark-start text:name="_Toc378283562"/>III.Livraisons attendues<text:bookmark-end text:name="__RefHeading__156_352466571"/><text:bookmark-end text:name="_Toc378283562"/></text:h>
      <text:p text:style-name="Standard"/>
      <text:p text:style-name="Standard">À la fin de notre projet nous pensons rendre les documents suivants :</text:p>
      <text:list xml:id="list3838890832111064101" text:style-name="L6">
        <text:list-item>
          <text:p text:style-name="P3">des programmes en langage java comportant une interface graphique <text:s/></text:p>
        </text:list-item>
        <text:list-item>
          <text:p text:style-name="P3">l’exécutable jar des programme <text:s text:c="69"/></text:p>
        </text:list-item>
        <text:list-item>
          <text:p text:style-name="P3">manuel d'utilisation <text:s/>du logiciel <text:s text:c="70"/></text:p>
        </text:list-item>
        <text:list-item>
          <text:p text:style-name="P3">un rapport <text:s text:c="105"/></text:p>
        </text:list-item>
        <text:list-item>
          <text:p text:style-name="P3">un cahier des charges final <text:s text:c="76"/></text:p>
        </text:list-item>
      </text:list>
      <text:p text:style-name="P2"/>
      <text:list xml:id="list33377360" text:continue-numbering="true" text:style-name="L6">
        <text:list-header>
          <text:p text:style-name="P3"><text:s text:c="69"/></text:p>
        </text:list-header>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Helvetica, sans-serif"/>
    <style:font-face style:name="Mangal1" svg:font-family="Mangal"/>
    <style:font-face style:name="OpenSymbol" svg:font-family="OpenSymbol"/>
    <style:font-face style:name="Source Sans Pro" svg:font-family="'Source Sans Pro', Helvetica, sans-serif"/>
    <style:font-face style:name="Times New Roman" svg:font-family="'Times New Roman'"/>
    <style:font-face style:name="Trebuchet MS" svg:font-family="'Trebuchet MS', Trebuchet, Verdana, sans-serif"/>
    <style:font-face style:name="sans-serif" svg:font-family="sans-serif"/>
    <style:font-face style:name="Courier New" svg:font-family="'Courier New'" style:font-adornments="Normal" style:font-family-generic="modern" style:font-pitch="fixed"/>
    <style:font-face style:name="CMR10" svg:font-family="CMR10"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F" svg:font-family="" style:font-family-generic="system" style:font-pitch="variable"/>
    <style:font-face style:name="CMR101" svg:font-family="CMR10"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Verdana" svg:font-family="Verdan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000000" fo:font-size="18pt" style:text-underline-style="solid" style:text-underline-width="auto" style:text-underline-color="font-color" fo:font-weight="bold" style:font-size-asian="18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100%" fo:margin-left="1.249cm" fo:margin-right="0cm" fo:margin-top="0.353cm" fo:margin-bottom="0cm" fo:keep-together="always" fo:text-indent="0cm" style:auto-text-indent="false" fo:keep-with-next="always"/>
      <style:text-properties fo:color="#000000" fo:font-size="13pt" style:text-underline-style="solid" style:text-underline-width="auto" style:text-underline-color="font-color" fo:font-weight="bold" style:font-size-asian="13pt" style:font-weight-asian="bold" style:font-name-complex="F" style:font-size-complex="13pt" style:font-weight-complex="bold"/>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1_20_Car" style:display-name="Titre 1 Car" style:family="text" style:parent-style-name="Default_20_Paragraph_20_Font">
      <style:text-properties fo:color="#000000" fo:font-size="18pt" style:text-underline-style="solid" style:text-underline-width="auto" style:text-underline-color="font-color" fo:font-weight="bold" style:font-size-asian="18pt" style:font-weight-asian="bold" style:font-name-complex="F" style:font-size-complex="14pt" style:font-weight-complex="bold"/>
    </style:style>
    <style:style style:name="Titre_20_2_20_Car" style:display-name="Titre 2 Car" style:family="text" style:parent-style-name="Default_20_Paragraph_20_Font">
      <style:text-properties fo:color="#000000" fo:font-size="13pt" style:text-underline-style="solid" style:text-underline-width="auto" style:text-underline-color="font-color" fo:font-weight="bold" style:font-size-asian="13pt" style:font-weight-asian="bold" style:font-name-complex="F"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3"/>
    </style:style>
    <style:style style:name="ListLabel_20_3" style:display-name="ListLabel 3" style:family="text">
      <style:text-properties fo:font-size="11pt" style:text-underline-style="none" fo:font-weight="normal" style:font-size-asian="11pt" style:font-weight-asian="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Karabouali Makoura</text:p>
        <text:p text:style-name="Header">Phetramphand Antoine</text:p>
        <text:p text:style-name="Header">Tangara Ramatoulaye<text:tab/><text:tab/><text:date style:data-style-name="N30" text:date-value="2014-01-26T13:23:25.88">26/01/2014</text:date></text:p>
      </style:header>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ETRAMPHAND</meta:initial-creator>
    <meta:editing-cycles>22</meta:editing-cycles>
    <meta:print-date>2013-02-14T18:49:00</meta:print-date>
    <meta:creation-date>2013-02-12T17:16:00</meta:creation-date>
    <dc:date>2014-01-26T13:23:25.80</dc:date>
    <meta:editing-duration>P1DT21H1M13S</meta:editing-duration>
    <meta:generator>OpenOffice/4.0.1$Win32 OpenOffice.org_project/401m5$Build-9714</meta:generator>
    <meta:document-statistic meta:table-count="0" meta:image-count="0" meta:object-count="0" meta:page-count="6" meta:paragraph-count="51" meta:word-count="480" meta:character-count="33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